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6.7847in" table:align="left"/>
    </style:style>
    <style:style style:name="Table1.A" style:family="table-column">
      <style:table-column-properties style:column-width="0.309in"/>
    </style:style>
    <style:style style:name="Table1.B" style:family="table-column">
      <style:table-column-properties style:column-width="6.4757in"/>
    </style:style>
    <style:style style:name="Table1.A1" style:family="table-cell">
      <style:table-cell-properties fo:padding="0.0194in" fo:border="none"/>
    </style:style>
    <style:style style:name="Table1.B1" style:family="table-cell">
      <style:table-cell-properties style:vertical-align="middle" fo:padding="0.0194in" fo:border="none"/>
    </style:style>
    <style:style style:name="Table2" style:family="table">
      <style:table-properties style:width="7.1076in" table:align="left"/>
    </style:style>
    <style:style style:name="Table2.A" style:family="table-column">
      <style:table-column-properties style:column-width="0.309in"/>
    </style:style>
    <style:style style:name="Table2.B" style:family="table-column">
      <style:table-column-properties style:column-width="6.7986in"/>
    </style:style>
    <style:style style:name="Table2.A1" style:family="table-cell">
      <style:table-cell-properties fo:padding="0.0194in" fo:border="none"/>
    </style:style>
    <style:style style:name="Table2.B1" style:family="table-cell">
      <style:table-cell-properties style:vertical-align="middle" fo:padding="0.0194in" fo:border="none"/>
    </style:style>
    <style:style style:name="Table3" style:family="table">
      <style:table-properties style:width="7.3188in" table:align="left"/>
    </style:style>
    <style:style style:name="Table3.A" style:family="table-column">
      <style:table-column-properties style:column-width="0.3028in"/>
    </style:style>
    <style:style style:name="Table3.B" style:family="table-column">
      <style:table-column-properties style:column-width="7.016in"/>
    </style:style>
    <style:style style:name="Table3.A1" style:family="table-cell">
      <style:table-cell-properties fo:padding="0.0194in" fo:border="none"/>
    </style:style>
    <style:style style:name="Table3.B1" style:family="table-cell">
      <style:table-cell-properties style:vertical-align="middle" fo:padding="0.0194in" fo:border="none"/>
    </style:style>
    <style:style style:name="P1" style:family="paragraph" style:parent-style-name="Text_20_body" style:master-page-name="HTML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Preformatted_20_Text">
      <style:paragraph-properties fo:margin-top="0.0598in" fo:margin-bottom="0.1965in" fo:padding="0in" fo:border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EHCache </text:h>
      <text:list text:style-name="L1">
        <text:list-item>
          <text:p text:style-name="P2">Оглавление </text:p>
        </text:list-item>
        <text:list-item>
          <text:p text:style-name="P2">Что такое EHCache? </text:p>
        </text:list-item>
        <text:list-item>
          <text:p text:style-name="P2">Быстрый старт </text:p>
        </text:list-item>
        <text:list-item>
          <text:p text:style-name="P2">Конфигурационный файл EHCache </text:p>
        </text:list-item>
        <text:list-item>
          <text:p text:style-name="P2">Пример 1. Кэш уровня приложения (разделяемый кэш). Пример хороший, но не работает. </text:p>
        </text:list-item>
        <text:list-item>
          <text:p text:style-name="P2">Пример 2. Локальный кэш </text:p>
        </text:list-item>
        <text:list-item>
          <text:p text:style-name="P2">Пример 3. Разделяемый кэш, вариант 2. </text:p>
        </text:list-item>
        <text:list-item>
          <text:p text:style-name="P3">Где узнать больше? </text:p>
        </text:list-item>
      </text:list>
      <text:h text:style-name="Heading_20_1" text:outline-level="1" text:is-list-header="true"><text:bookmark text:name="EHCache-ЧтотакоеEHCache?"/>Что такое EHCache? </text:h>
      <text:p text:style-name="P4">EHCache – широко известная и используемая библиотека, реализующая концепцию кэша. Поддерживается кэширование объектов как в оперативной памяти, так и на дисковых накопителях (либо и в памяти и на дисках одновременно). </text:p>
      <text:p text:style-name="P4">EHCache можно гибко настраивать без необходимости повторной компиляции кода (изменять размер кэша, время жизни объектов, алгоритм замещения элементов кэша и.т.д.) </text:p>
      <text:p text:style-name="P4">Распределение кэша на несколько серверов также поддерживается. </text:p>
      <text:p text:style-name="P4">На момент написания данной статьи, EHCache 1.5.0 используется вместе в Hibernate для кэширования справочников, однако он может использоваться гораздо шире (кэширование в OLTP-слое, портале и прочих местах). </text:p>
      <text:p text:style-name="P4">EHCache распространяется на условиях открытой лицензии Apache. </text:p>
      <text:h text:style-name="Heading_20_1" text:outline-level="1"><text:bookmark text:name="EHCache-Быстрыйстарт"/>Быстрый старт </text:h>
      <text:p text:style-name="P4">Действия для подключения EHCache не нужны (необходимые библиотеки должны уже лежать в <text:span text:style-name="T1">$JBOSS_HOME/server/default/lib</text:span>). Единственное, что может потребоваться – перевести Maven в режим offline=false (ehcache-1.5.0.jar был добавлен в наш репозиторий). При компиляции следует указывать зависимость: </text:p>
      <text:p text:style-name="P5">&lt;dependency&gt;</text:p>
      <text:p text:style-name="P5"><text:s text:c="4"/>&lt;groupId&gt;ehcache&lt;/groupId&gt;</text:p>
      <text:p text:style-name="P5"><text:s text:c="4"/>&lt;artifactId&gt;ehcache&lt;/artifactId&gt;</text:p>
      <text:p text:style-name="P5"><text:s text:c="4"/>&lt;version&gt;1.5.0&lt;/version&gt;</text:p>
      <text:p text:style-name="P5"><text:s text:c="4"/>&lt;type&gt;jar&lt;/type&gt;</text:p>
      <text:p text:style-name="P5"><text:s text:c="4"/>&lt;scope&gt;provided&lt;/scope&gt;</text:p>
      <text:p text:style-name="P6">&lt;/dependency&gt;</text:p>
      <text:h text:style-name="Heading_20_1" text:outline-level="1"><text:bookmark text:name="EHCache-КонфигурационныйфайлEHCache"/>Конфигурационный файл EHCache </text:h>
      <text:p text:style-name="P4">Приведённый ниже файл необходимо расположить так, чтобы он был доступен для Classloader'а. </text:p>
      <text:p text:style-name="P5">&lt;ehcache&gt;</text:p>
      <text:p text:style-name="P5"><text:s text:c="4"/>&lt;!--diskStore path="java.io.tmpdir"/--&gt; &lt;!-- Мы не будем использовать диск --&gt;</text:p>
      <text:p text:style-name="P5"><text:s text:c="4"/>&lt;!-- Конфигурация по-умолчанию должна присутствовать --&gt;</text:p>
      <text:p text:style-name="P5"><text:s text:c="4"/>&lt;defaultCache <text:s text:c="2"/></text:p>
      <text:p text:style-name="P5"><text:s text:c="12"/>maxElementsInMemory="10000"</text:p>
      <text:p text:style-name="P5"><text:s text:c="12"/>eternal="false"</text:p>
      <text:p text:style-name="P5"><text:s text:c="12"/>timeToIdleSeconds="120"</text:p>
      <text:p text:style-name="P5"><text:s text:c="12"/>timeToLiveSeconds="120"</text:p>
      <text:p text:style-name="P5"><text:s text:c="12"/>overflowToDisk="true"</text:p>
      <text:p text:style-name="P5"><text:s text:c="12"/>maxElementsOnDisk="10000000"</text:p>
      <text:p text:style-name="P5"><text:s text:c="12"/>diskPersistent="false"</text:p>
      <text:p text:style-name="P5"><text:s text:c="12"/>diskExpiryThreadIntervalSeconds="120"</text:p>
      <text:p text:style-name="P5"><text:s text:c="12"/>memoryStoreEvictionPolicy="LRU"</text:p>
      <text:p text:style-name="P5"><text:s text:c="12"/>/&gt;</text:p>
      <text:p text:style-name="P5"><text:s text:c="4"/>&lt;!-- Определения кэшей --&gt;</text:p>
      <text:p text:style-name="P5"><text:s text:c="4"/>&lt;cache <text:s/>name="singletonCache" <text:s text:c="13"/>// название, используемое в getCache(...)</text:p>
      <text:p text:style-name="P5"><text:s text:c="12"/>maxElementsInMemory="10" <text:s text:c="5"/></text:p>
      <text:p text:style-name="P5"><text:s text:c="12"/>eternal="false" <text:s text:c="14"/>// объекты будут устаревать (если true, то хранятся бесконечно)</text:p>
      <text:p text:style-name="P5"><text:s text:c="12"/>timeToIdleSeconds="1800" <text:s text:c="5"/>// время до протухания объекта в силу его невостребованности</text:p>
      <text:p text:style-name="P5"><text:s text:c="12"/>timeToLiveSeconds="3600" <text:s text:c="5"/>// время до безусловного протухания объекта</text:p>
      <text:p text:style-name="P5"><text:s text:c="12"/>overflowToDisk="false" <text:s text:c="7"/>// кэш не сбрасывается на диск при переполнении</text:p>
      <text:p text:style-name="P5"><text:s text:c="12"/>diskPersistent="false" <text:s text:c="7"/>// дисковый кэш не используется</text:p>
      <text:p text:style-name="P5"><text:s text:c="12"/>memoryStoreEvictionPolicy="LFU" /&gt; // Доступные режимы замещения объектов кэша</text:p>
      <text:p text:style-name="P5"><text:s text:c="2"/></text:p>
      <text:p text:style-name="P5"><text:s text:c="4"/>&lt;cache <text:s/>name="notShared"</text:p>
      <text:p text:style-name="P5"><text:s text:c="12"/>maxElementsInMemory="10"</text:p>
      <text:p text:style-name="P5"><text:s text:c="12"/>eternal="false"</text:p>
      <text:p text:style-name="P5"><text:s text:c="12"/>timeToIdleSeconds="1800"</text:p>
      <text:p text:style-name="P5"><text:s text:c="12"/>timeToLiveSeconds="3600"</text:p>
      <text:p text:style-name="P5"><text:s text:c="12"/>overflowToDisk="false"</text:p>
      <text:p text:style-name="P5"><text:s text:c="12"/>diskPersistent="false"</text:p>
      <text:p text:style-name="P5"><text:s text:c="12"/>memoryStoreEvictionPolicy="LRU" /&gt;</text:p>
      <text:p text:style-name="P5">&lt;!-- </text:p>
      <text:p text:style-name="P5">Режимы замещения объектов кэша:</text:p>
      <text:p text:style-name="P5">FIFO - Очередь</text:p>
      <text:p text:style-name="P5">LFU <text:s/>- Выбрасывать самый редко используемый объект</text:p>
      <text:p text:style-name="P5">LRU <text:s/>- Выбрасывать объект к которому не было обращений максимальное время</text:p>
      <text:p text:style-name="P5">--&gt;</text:p>
      <text:p text:style-name="P5"><text:s text:c="2"/></text:p>
      <text:p text:style-name="P6">&lt;/ehcache&gt;</text:p>
      <text:h text:style-name="Heading_20_1" text:outline-level="1"><text:bookmark text:name="EHCache-Пример1.Кэшуровняприложения(разделяемыйкэш).Примерхороший,нонеработает."/>Пример 1. Кэш уровня приложения (разделяемый кэш). Пример хороший, но не работает.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1" text:anchor-type="as-char" svg:width="0.1598in" svg:height="0.1598in" draw:z-index="-315548828"><draw:image xlink:href="MISSING" xlink:type="simple" xlink:show="embed" xlink:actuate="onLoad"/></draw:frame> </text:p>
          </table:table-cell>
          <table:table-cell table:style-name="Table1.B1" office:value-type="string">
            <text:p text:style-name="Table_20_Contents">Этот пример не работает (конфликтует с кэшем Hibernate), решение см. в <text:span text:style-name="T1">Примере 3</text:span> </text:p>
          </table:table-cell>
        </table:table-row>
      </table:table>
      <text:p text:style-name="P4">В примере, приведённом ниже, кэш разделяется между всеми классами приложения (singleton). Всё, что нужно для доступа к нему – знать название кэша. Название кэша целесообразно использовать для обозначения группы однотипных кэшируемых объектов. В качестве названия могут быть использованы такие значения, как "translationTables", "measuringResults" и прочие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2" text:anchor-type="as-char" svg:width="0.1598in" svg:height="0.1598in" draw:z-index="-315548828"><draw:image xlink:href="MISSING" xlink:type="simple" xlink:show="embed" xlink:actuate="onLoad"/></draw:frame> </text:p>
          </table:table-cell>
          <table:table-cell table:style-name="Table2.B1" office:value-type="string">
            <text:p text:style-name="Table_20_Contents">Не забывайте делать СacheManager.shutdown(), когда данные кэша вам больше не нужны! </text:p>
          </table:table-cell>
        </table:table-row>
      </table:table>
      <text:p text:style-name="P5">CacheManager cm = CacheManager.getInstance(); // Создаёт экземпляр, если это не было сделано ранее иначе возвращает уже готовый экземпляр</text:p>
      <text:p text:style-name="P5"><text:s text:c="8"/></text:p>
      <text:p text:style-name="P5">Cache c = cm.getCache("singletonCache"); // Получаем кэш по имени</text:p>
      <text:p text:style-name="P5"><text:s text:c="8"/></text:p>
      <text:p text:style-name="P5">c.put(new Element("key", valueObject)); // Запись в кэш</text:p>
      <text:p text:style-name="P5">restoredValueObject = c.get("key"); // Доступ к кэшу на чтение</text:p>
      <text:p text:style-name="P5">if (restoredValueObject!=null)</text:p>
      <text:p text:style-name="P5">{</text:p>
      <text:p text:style-name="P5"><text:s text:c="4"/>System.out.println("Restored from cache: "+restoredValueObject.toString());</text:p>
      <text:p text:style-name="P5">}</text:p>
      <text:p text:style-name="P5">c.remove("key"); // Удаляет элемент из кэша</text:p>
      <text:p text:style-name="P5"><text:s text:c="7"/></text:p>
      <text:p text:style-name="P5">...</text:p>
      <text:p text:style-name="P6">CacheManager.getInstance().shutdown(); // Помещается куда-нибудь в ContextListener в обработчик contextDestroyed</text:p>
      <text:h text:style-name="Heading_20_1" text:outline-level="1"><text:bookmark text:name="EHCache-Пример2.Локальныйкэш"/>Пример 2. Локальный кэш </text:h>
      <text:p text:style-name="P4">В примере, приведённом ниже, кэш разделяется между классами приложения, у которых есть ссылка на созданный <text:span text:style-name="T1">CacheManager</text:span>.<text:line-break/>В остальном, работа с локальным кэшем не отличается от работы с разделяемым кэшем.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graphics3" text:anchor-type="as-char" svg:width="0.1598in" svg:height="0.1598in" draw:z-index="-315548828"><draw:image xlink:href="MISSING" xlink:type="simple" xlink:show="embed" xlink:actuate="onLoad"/></draw:frame> </text:p>
          </table:table-cell>
          <table:table-cell table:style-name="Table3.B1" office:value-type="string">
            <text:p text:style-name="Table_20_Contents">Не забывайте делать cacheManagerInstance.shutdown(), когда данные кэша вам больше не нужны! </text:p>
          </table:table-cell>
        </table:table-row>
      </table:table>
      <text:p text:style-name="P5">CacheManager cm = new CacheManager(inputStream); // передаём потом с конфигурацией</text:p>
      <text:p text:style-name="P5">Cache c = cm.getCache("notShared");</text:p>
      <text:p text:style-name="P5"><text:s text:c="6"/></text:p>
      <text:p text:style-name="P5">c.put(new Element("key", valueObject)); // Запись в кэш</text:p>
      <text:p text:style-name="P5">restoredValueObject = c.get("key"); // Доступ к кэшу на чтение</text:p>
      <text:p text:style-name="P5">if (restoredValueObject!=null)</text:p>
      <text:p text:style-name="P5">{</text:p>
      <text:p text:style-name="P5"><text:s text:c="4"/>System.out.println("Restored from cache: "+restoredValueObject.toString());</text:p>
      <text:p text:style-name="P5">}</text:p>
      <text:p text:style-name="P5">c.remove("key"); // Удаляет элемент из кэша</text:p>
      <text:p text:style-name="P5">...</text:p>
      <text:p text:style-name="P6">cm.shutdown();</text:p>
      <text:h text:style-name="Heading_20_1" text:outline-level="1"><text:bookmark text:name="EHCache-Пример3.Разделяемыйкэш,вариант2."/>Пример 3. Разделяемый кэш, вариант 2. </text:h>
      <text:p text:style-name="P4">В примере 1, метод <text:span text:style-name="T2">CacheManager.getInstance()</text:span> ожидает, что в classpath содержится файл настроек <text:span text:style-name="T1">ehcache.xml</text:span>. Однако, если его создать, то приложение перестанет разворачиваться с сообщением о том, что Hibernate не может создать экземпляр кэша. По всей видимости это происходит потому, что Hibernate также использует глобальный кэш. </text:p>
      <text:p text:style-name="P4">В качестве решения предлагается собственный разделяемый кэш, который внутри себя содержит статическое поле CacheManager (получаемое как в примере 2). </text:p>
      <text:p text:style-name="P4">Примером такого решения является класс, инкапсулирующий кэши подсистемы PSI: </text:p>
      <text:p text:style-name="P5">public final class PSICacheManager </text:p>
      <text:p text:style-name="P5">{</text:p>
      <text:p text:style-name="P5"><text:s text:c="4"/>// Определяем путь до конфигурационного файла внутри jar'а (ehcache.xml - использовать нельзя)</text:p>
      <text:p text:style-name="P5"><text:s text:c="4"/>public final static String <text:s/>CONFIG_FILE_RESOURCE = "/ehcache-jee-core.xml";</text:p>
      <text:p text:style-name="P5"><text:s text:c="4"/>// определяем название кэша в виде констант (определены в файле ehcache-jee-core.xml, который лежит в psi-jee-core.jar</text:p>
      <text:p text:style-name="P5"><text:s text:c="4"/>private static final String TT_CACHE = "translationTables"; </text:p>
      <text:p text:style-name="P5"><text:s text:c="4"/></text:p>
      <text:p text:style-name="P5"><text:s text:c="4"/>private final static Logger log = Logger.getLogger(PSICacheManager.class);</text:p>
      <text:p text:style-name="P5"><text:s text:c="4"/>private final static CacheManager cm; // Статический экземпляр кэша</text:p>
      <text:p text:style-name="P5"><text:s text:c="4"/></text:p>
      <text:p text:style-name="P5"><text:s text:c="4"/></text:p>
      <text:p text:style-name="P5"><text:s text:c="4"/>public static Cache getTranslationTablesCache() // Метод, для получения кэша таблиц трансляции</text:p>
      <text:p text:style-name="P5"><text:s text:c="4"/>{</text:p>
      <text:p text:style-name="P5"><text:s text:c="8"/>return PSICacheManager.cm.getCache(TT_CACHE);</text:p>
      <text:p text:style-name="P5"><text:s text:c="4"/>}</text:p>
      <text:p text:style-name="P5"><text:s text:c="4"/></text:p>
      <text:p text:style-name="P5"><text:s text:c="4"/>... // Методы для получения каких-нибудь других кэшей из cтатического экземпляра кэша</text:p>
      <text:p text:style-name="P5"><text:s text:c="4"/>static </text:p>
      <text:p text:style-name="P5"><text:s text:c="4"/>{</text:p>
      <text:p text:style-name="P5"><text:s text:c="8"/>InputStream is = PSICacheManager.class.getResourceAsStream(PSICacheManager.CONFIG_FILE_RESOURCE);</text:p>
      <text:p text:style-name="P5"><text:s text:c="8"/>if (is==null)</text:p>
      <text:p text:style-name="P5"><text:s text:c="8"/>{</text:p>
      <text:p text:style-name="P5"><text:s text:c="12"/>throw new UncheckedException("File ["+PSICacheManager.CONFIG_FILE_RESOURCE+"] not found!");</text:p>
      <text:p text:style-name="P5"><text:s text:c="8"/>}</text:p>
      <text:p text:style-name="P5"><text:s text:c="8"/></text:p>
      <text:p text:style-name="P5"><text:s text:c="8"/>try</text:p>
      <text:p text:style-name="P5"><text:s text:c="8"/>{</text:p>
      <text:p text:style-name="P5"><text:s text:c="12"/>cm = CacheManager.create(is);</text:p>
      <text:p text:style-name="P5"><text:s text:c="8"/>} finally</text:p>
      <text:p text:style-name="P5"><text:s text:c="8"/>{</text:p>
      <text:p text:style-name="P5"><text:s text:c="12"/>if (is!=null)</text:p>
      <text:p text:style-name="P5"><text:s text:c="12"/>{</text:p>
      <text:p text:style-name="P5"><text:s text:c="16"/>try </text:p>
      <text:p text:style-name="P5"><text:s text:c="16"/>{</text:p>
      <text:p text:style-name="P5"><text:s text:c="20"/>is.close();</text:p>
      <text:p text:style-name="P5"><text:s text:c="16"/>} catch(IOException e)</text:p>
      <text:p text:style-name="P5"><text:s text:c="16"/>{</text:p>
      <text:p text:style-name="P5"><text:s text:c="20"/>log.error(e);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<text:s text:c="4"/></text:p>
      <text:p text:style-name="P5"><text:s text:c="4"/>public static void shutdown() // Вызов этого метода добавляется в ContextListener интеграционной платформы</text:p>
      <text:p text:style-name="P5"><text:s text:c="4"/>{</text:p>
      <text:p text:style-name="P5"><text:s text:c="8"/>PSICacheManager.cm.shutdown();</text:p>
      <text:p text:style-name="P5"><text:s text:c="4"/>}</text:p>
      <text:p text:style-name="P6">}</text:p>
      <text:h text:style-name="Heading_20_1" text:outline-level="1"><text:bookmark text:name="EHCache-Гдеузнатьбольше?"/>Где узнать больше? </text:h>
      <text:p text:style-name="P4"><text:a xlink:type="simple" xlink:href="http://ehcache.sourceforge.net/javadoc/index.html">EHCache API Javadoc Reference</text:a><text:line-break/><text:a xlink:type="simple" xlink:href="http://ehcache.sourceforge.net/EhcacheUserGuide.html">EHCache User Guide</text:a> </text:p>
      <text:p text:style-name="Text_20_body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9-12T22:08:15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2" meta:paragraph-count="157" meta:word-count="792" meta:character-count="7457"/>
  </office:meta>
</office:document-meta>
</file>